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734df9" officeooo:paragraph-rsid="00734df9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7bb70b" officeooo:paragraph-rsid="007bb70b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7cad87" officeooo:paragraph-rsid="007cad87" style:font-weight-asian="normal" style:font-weight-complex="normal"/>
    </style:style>
    <style:style style:name="P6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6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6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6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6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7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71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72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73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74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75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76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77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78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79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80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81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82" style:family="paragraph" style:parent-style-name="Standard" style:list-style-name="L11">
      <style:text-properties fo:font-weight="bold" officeooo:rsid="0086ab1e" officeooo:paragraph-rsid="0086ab1e" style:font-weight-asian="bold" style:font-weight-complex="bold"/>
    </style:style>
    <style:style style:name="P83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84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85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86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style:style style:name="T14" style:family="text">
      <style:text-properties officeooo:rsid="007922b5"/>
    </style:style>
    <style:style style:name="T15" style:family="text">
      <style:text-properties officeooo:rsid="007bb70b"/>
    </style:style>
    <style:style style:name="T16" style:family="text">
      <style:text-properties officeooo:rsid="007c0f63"/>
    </style:style>
    <style:style style:name="T17" style:family="text">
      <style:text-properties officeooo:rsid="007c78dc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officeooo:rsid="0080b4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68">event handler – <text:span text:style-name="T2">manages the user actions</text:span></text:p>
        </text:list-item>
        <text:list-item>
          <text:p text:style-name="P69">React library – defines what a component is and how they work together</text:p>
        </text:list-item>
        <text:list-item>
          <text:p text:style-name="P69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70">Component nesting – <text:span text:style-name="T2">component within anther component</text:span></text:p>
        </text:list-item>
        <text:list-item>
          <text:p text:style-name="P70">component reuseability – <text:span text:style-name="T2">reusable code</text:span></text:p>
        </text:list-item>
        <text:list-item>
          <text:p text:style-name="P70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71">Passing javascript variables using props</text:p>
      <text:p text:style-name="P52">const text=”hi”;</text:p>
      <text:p text:style-name="P52">&lt;comment texter={text}/&gt;</text:p>
      <text:p text:style-name="P36"/>
      <text:p text:style-name="P83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72"><text:soft-page-break/>Handling asynchronous calls with components</text:p>
      <text:p text:style-name="P73">Use class</text:p>
      <text:p text:style-name="P73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84">State in React Components</text:p>
      <text:p text:style-name="P74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75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76">You only do initial assignment in the constructor. </text:p>
      <text:p text:style-name="P76"/>
      <text:p text:style-name="P85">Lifecycle methods of Component</text:p>
      <text:p text:style-name="P77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76"><text:span text:style-name="T2"/></text:p>
      <text:p text:style-name="P76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8"><text:soft-page-break/>Component Lifecycle Methods</text:p>
      <text:p text:style-name="P78">Functions called during a components lifecycle</text:p>
      <text:list xml:id="list2007771227" text:style-name="L10">
        <text:list-item>
          <text:p text:style-name="P62">constructor – called when new instance of component is created</text:p>
          <text:list>
            <text:list-item>
              <text:p text:style-name="P64">ONLY INVOKED 1 TIME</text:p>
            </text:list-item>
          </text:list>
        </text:list-item>
        <text:list-item>
          <text:p text:style-name="P62">rendor – called when component is used</text:p>
        </text:list-item>
        <text:list-item>
          <text:p text:style-name="P62">componentDidMount – <text:span text:style-name="T15">best time for data loading</text:span></text:p>
          <text:list>
            <text:list-item>
              <text:p text:style-name="P63">making requests to APIs, geo-location</text:p>
            </text:list-item>
            <text:list-item>
              <text:p text:style-name="P64">ONLY INVOKED 1 TIME</text:p>
            </text:list-item>
          </text:list>
        </text:list-item>
        <text:list-item>
          <text:p text:style-name="P62">compnentDidUpdate – <text:span text:style-name="T16">time to data load new data when state changes</text:span></text:p>
        </text:list-item>
        <text:list-item>
          <text:p text:style-name="P62">componentWill<text:span text:style-name="T14">Unm</text:span>ount – <text:span text:style-name="T17">best time for cleanup </text:span></text:p>
        </text:list-item>
      </text:list>
      <text:p text:style-name="P79">2 ways to <text:span text:style-name="T20">initialize</text:span> state</text:p>
      <text:p text:style-name="P79">1<text:span text:style-name="T18">st</text:span> way </text:p>
      <text:p text:style-name="P65"><text:s text:c="2"/>constructor(props){</text:p>
      <text:p text:style-name="P65"><text:s text:c="4"/>super(props);</text:p>
      <text:p text:style-name="P65"><text:s text:c="4"/>//ONLY ACCEPTABLE TIME</text:p>
      <text:p text:style-name="P65"><text:s text:c="4"/>this.state={lat:null, errorMessage: ''};</text:p>
      <text:p text:style-name="P65"><text:s text:c="2"/>}</text:p>
      <text:p text:style-name="P65"/>
      <text:p text:style-name="P79">2<text:span text:style-name="T18">nd</text:span> way</text:p>
      <text:p text:style-name="P65"><text:s text:c="2"/>state = {lat:null,errorMessage:''};</text:p>
      <text:p text:style-name="P36"/>
      <text:p text:style-name="P86">Notes on Handling User input with Forms and Events</text:p>
      <text:p text:style-name="P66">Project 4 uses API’s and forms with HTML</text:p>
      <text:p text:style-name="P80">Never put parenthsis for callbuck functions.</text:p>
      <text:p text:style-name="P36"><text:s text:c="2"/>onInputChange(){</text:p>
      <text:p text:style-name="P36"/>
      <text:p text:style-name="P36"><text:s text:c="2"/>}</text:p>
      <text:p text:style-name="P36"/>
      <text:p text:style-name="P36">&lt;input type="text" onChange={this.onInputChange}/&gt;</text:p>
      <text:p text:style-name="P67">See how there is no parenthesis?</text:p>
      <text:p text:style-name="P67"/>
      <text:p text:style-name="P81">Ways to handle form events</text:p>
      <text:list xml:id="list3322073753" text:style-name="L11">
        <text:list-item>
          <text:p text:style-name="P82">onClick – <text:span text:style-name="T2">user clicks something</text:span></text:p>
        </text:list-item>
        <text:list-item>
          <text:p text:style-name="P82">onChange – <text:span text:style-name="T2">user changes text in an input</text:span></text:p>
        </text:list-item>
        <text:list-item>
          <text:p text:style-name="P82">onSubmit – <text:span text:style-name="T2">user submits a form</text:span></text:p>
        </text:list-item>
      </text:list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19:53:44.314918516</dc:date>
    <meta:editing-duration>PT21H23M57S</meta:editing-duration>
    <meta:editing-cycles>89</meta:editing-cycles>
    <meta:generator>LibreOffice/6.0.7.3$Linux_X86_64 LibreOffice_project/00m0$Build-3</meta:generator>
    <meta:document-statistic meta:table-count="0" meta:image-count="1" meta:object-count="0" meta:page-count="4" meta:paragraph-count="134" meta:word-count="757" meta:character-count="4814" meta:non-whitespace-character-count="4135"/>
  </office:meta>
</office:document-meta>
</file>